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3BC000000C7A96A74C9C26F32FE.png" manifest:media-type="image/png"/>
  <manifest:file-entry manifest:full-path="Pictures/10000201000003BA0000022F5CC5B6ADE794247D.png" manifest:media-type="image/png"/>
  <manifest:file-entry manifest:full-path="Pictures/1000020100000469000001A0E93687F2961775B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Preformatted_20_Text">
      <style:text-properties officeooo:rsid="00155ff8" officeooo:paragraph-rsid="00155ff8"/>
    </style:style>
    <style:style style:name="P2" style:family="paragraph" style:parent-style-name="Preformatted_20_Text">
      <style:paragraph-properties fo:text-align="center" style:justify-single-word="false"/>
      <style:text-properties fo:font-style="italic" style:text-underline-style="solid" style:text-underline-width="auto" style:text-underline-color="font-color" fo:font-weight="bold" officeooo:rsid="00155ff8" officeooo:paragraph-rsid="00155ff8" style:font-style-asian="italic" style:font-weight-asian="bold" style:font-style-complex="italic" style:font-weight-complex="bold"/>
    </style:style>
    <style:style style:name="P3" style:family="paragraph" style:parent-style-name="Preformatted_20_Text">
      <style:text-properties officeooo:rsid="00155ff8" officeooo:paragraph-rsid="00155ff8"/>
    </style:style>
    <style:style style:name="T1" style:family="text">
      <style:text-properties officeooo:rsid="00155ff8"/>
    </style:style>
    <style:style style:name="T2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3" style:family="text">
      <style:text-properties officeooo:rsid="00175f7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Image1" text:anchor-type="paragraph" svg:x="1.997cm" svg:y="1.177cm" svg:width="13.975cm" svg:height="8.188cm" draw:z-index="0"><draw:image xlink:href="Pictures/10000201000003BA0000022F5CC5B6ADE794247D.png" xlink:type="simple" xlink:show="embed" xlink:actuate="onLoad" loext:mime-type="image/png"/></draw:frame>ADP ASSIGNMENT-5</text:p>
      <text:p text:style-name="Preformatted_20_Text">--<text:span text:style-name="T1">&gt; Q1</text:span></text:p>
      <text:p text:style-name="Preformatted_20_Text"/>
      <text:p text:style-name="Preformatted_20_Text"/>
      <text:p text:style-name="Preformatted_20_Text">--<text:span text:style-name="T1">&gt; Q2</text:span></text:p>
      <text:p text:style-name="Preformatted_20_Text"><text:tab/><text:tab/></text:p>
      <text:p text:style-name="Preformatted_20_Text"><draw:frame draw:style-name="fr2" draw:name="Image2" text:anchor-type="paragraph" svg:y="0.062cm" svg:width="16.344cm" svg:height="6.022cm" draw:z-index="1"><draw:image xlink:href="Pictures/1000020100000469000001A0E93687F2961775BF.png" xlink:type="simple" xlink:show="embed" xlink:actuate="onLoad" loext:mime-type="image/png"/></draw:frame></text:p>
      <text:p text:style-name="Preformatted_20_Text"><draw:frame draw:style-name="fr2" draw:name="Image3" text:anchor-type="paragraph" svg:y="0.49cm" svg:width="15.221cm" svg:height="3.168cm" draw:z-index="2"><draw:image xlink:href="Pictures/10000201000003BC000000C7A96A74C9C26F32FE.png" xlink:type="simple" xlink:show="embed" xlink:actuate="onLoad" loext:mime-type="image/png"/></draw:frame></text:p>
      <text:p text:style-name="Preformatted_20_Text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3-31T00:31:50.926070013</dc:date>
    <meta:editing-duration>PT6M34S</meta:editing-duration>
    <meta:editing-cycles>2</meta:editing-cycles>
    <meta:generator>LibreOffice/6.0.7.3$Linux_X86_64 LibreOffice_project/00m0$Build-3</meta:generator>
    <meta:document-statistic meta:table-count="0" meta:image-count="3" meta:object-count="0" meta:page-count="1" meta:paragraph-count="4" meta:word-count="8" meta:character-count="30" meta:non-whitespace-character-count="25"/>
  </office:meta>
</office:document-meta>
</file>